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7FC1981A240805B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b2b2b2" draw:textarea-horizontal-align="justify" draw:textarea-vertical-align="middle" draw:auto-grow-height="false" fo:min-height="2.458cm" fo:min-width="4.908cm"/>
    </style:style>
    <style:style style:name="gr3" style:family="graphic" style:parent-style-name="standard">
      <style:graphic-properties svg:stroke-color="#ffffff" draw:textarea-horizontal-align="justify" draw:textarea-vertical-align="middle" draw:auto-grow-height="false" fo:min-height="2.458cm" fo:min-width="4.908cm"/>
    </style:style>
    <style:style style:name="gr4" style:family="graphic" style:parent-style-name="standard">
      <style:graphic-properties svg:stroke-color="#ffffff" draw:fill-color="#e3d200" draw:textarea-horizontal-align="justify" draw:textarea-vertical-align="middle" draw:auto-grow-height="false" fo:min-height="2.458cm" fo:min-width="4.908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fo:min-height="1.6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e3d200"/>
      <style:paragraph-properties fo:text-align="center"/>
      <style:text-properties fo:font-size="11pt"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xml:id="id3" draw:id="id3" draw:layer="layout" svg:width="5.917cm" svg:height="5.917cm" svg:x="9.083cm" svg:y="14.317cm">
          <draw:image xlink:href="Pictures/10000000000000E1000000E17FC1981A240805BB.jpg" xlink:type="simple" xlink:show="embed" xlink:actuate="onLoad">
            <text:p/>
          </draw:image>
        </draw:frame>
        <draw:custom-shape draw:style-name="gr2" draw:text-style-name="P2" xml:id="id2" draw:id="id2" draw:layer="layout" svg:width="5.7cm" svg:height="3cm" svg:x="3.1cm" svg:y="10.4cm">
          <text:p text:style-name="P1"><text:span text:style-name="T1">Sentilo</text:span></text:p>
          <text:p text:style-name="P1"><text:span text:style-name="T2">sensor/actuator</text:span></text:p>
          <text:p text:style-name="P1"><text:span text:style-name="T2">plat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5.7cm" svg:height="3cm" svg:x="12.2cm" svg:y="10.4cm">
          <text:p text:style-name="P1"><text:span text:style-name="T1">Brain4it</text:span></text:p>
          <text:p text:style-name="P1"><text:span text:style-name="T2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5.7cm" svg:height="3cm" svg:x="12.2cm" svg:y="4.2cm">
          <text:p text:style-name="P1"><text:span text:style-name="T1">Brain4it</text:span></text:p>
          <text:p text:style-name="P1"><text:span text:style-name="T2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8.5cm" svg:height="1.1cm" svg:x="7.8cm" svg:y="20.6cm">
          <draw:text-box>
            <text:p>Davis Vantage Pro 2 Station</text:p>
          </draw:text-box>
        </draw:frame>
        <draw:frame draw:style-name="gr6" draw:text-style-name="P6" draw:layer="layout" svg:width="4.4cm" svg:height="2.384cm" svg:x="14.4cm" svg:y="14.1cm">
          <draw:text-box>
            <text:p text:style-name="P1">Vantage Serial protocol</text:p>
          </draw:text-box>
        </draw:frame>
        <draw:connector draw:style-name="gr7" draw:text-style-name="P7" draw:layer="layout" draw:type="line" svg:x1="12.2cm" svg:y1="11.9cm" svg:x2="8.8cm" svg:y2="11.9cm" draw:start-shape="id1" draw:start-glue-point="3" draw:end-shape="id2" draw:end-glue-point="1" svg:d="M12200 11900h-3400" svg:viewBox="0 0 3401 1">
          <text:p/>
        </draw:connector>
        <draw:connector draw:style-name="gr8" draw:text-style-name="P7" draw:layer="layout" draw:type="line" svg:x1="15.05cm" svg:y1="13.4cm" svg:x2="15cm" svg:y2="17.275cm" draw:start-shape="id1" draw:start-glue-point="2" draw:end-shape="id3" svg:d="M15050 13400l-50 3875" svg:viewBox="0 0 51 3876">
          <text:p/>
        </draw:connector>
        <draw:frame draw:style-name="gr6" draw:text-style-name="P6" draw:layer="layout" svg:width="4.4cm" svg:height="2.384cm" svg:x="8.5cm" svg:y="9.6cm">
          <draw:text-box>
            <text:p text:style-name="P1">Publish</text:p>
            <text:p text:style-name="P1">HTTP</text:p>
            <text:p text:style-name="P1">PUT</text:p>
          </draw:text-box>
        </draw:frame>
        <draw:connector draw:style-name="gr7" draw:text-style-name="P7" draw:layer="layout" draw:type="line" svg:x1="15.05cm" svg:y1="10.4cm" svg:x2="15.05cm" svg:y2="7.2cm" draw:start-shape="id1" draw:start-glue-point="0" draw:end-shape="id4" draw:end-glue-point="2" svg:d="M15050 10400v-3200" svg:viewBox="0 0 1 3201">
          <text:p/>
        </draw:connector>
        <draw:frame draw:style-name="gr9" draw:text-style-name="P6" draw:layer="layout" svg:width="4.4cm" svg:height="0.962cm" svg:x="14.5cm" svg:y="8.3cm">
          <draw:text-box>
            <text:p text:style-name="P1">Monitor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08:16:06.609000000</meta:creation-date>
    <dc:date>2018-09-24T08:45:44.838000000</dc:date>
    <meta:editing-duration>PT17M26S</meta:editing-duration>
    <meta:editing-cycles>5</meta:editing-cycles>
    <meta:generator>LibreOffice/6.0.6.2$Windows_X86_64 LibreOffice_project/0c292870b25a325b5ed35f6b45599d2ea4458e77</meta:generator>
    <meta:document-statistic meta:object-count="11"/>
  </office:meta>
</office:document-meta>
</file>